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Verdana" fo:font-size="13pt" fo:font-style="italic" fo:font-weight="bold"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center" style:justify-single-word="false"/>
      <style:text-properties style:font-name="Verdana" fo:font-size="14pt" fo:font-style="normal" fo:font-weight="bold" style:font-size-asian="12.25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style:font-name="Verdana"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Verdana"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Standard">
      <style:paragraph-properties fo:text-align="center" style:justify-single-word="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fo:break-before="page"/>
      <style:text-properties style:font-name="Verdana"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left="0.4925in" fo:margin-right="0in" fo:text-align="start" style:justify-single-word="false" fo:text-indent="0in" style:auto-text-indent="false"/>
      <style:text-properties style:font-name="Verdana"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fo:font-size="11pt" style:font-size-asian="11pt" style:font-size-complex="11pt"/>
    </style:style>
    <text:list-style style:name="L1">
      <text:list-level-style-number text:level="1" text:style-name="Numbering_20_Symbols" style:num-prefix=" "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Epigon Data Specification</text:p>
      <text:p text:style-name="P6">Version 1.0 – September 3<text:span text:style-name="T1">rd</text:span>, 2011</text:p>
      <text:p text:style-name="P2"/>
      <text:p text:style-name="P4">Author: Eben Howard</text:p>
      <text:p text:style-name="P3"><text:a xlink:type="simple" xlink:href="http://www.squidpony.com/"><text:span text:style-name="T2">www.squidpony.com</text:span></text:a></text:p>
      <text:p text:style-name="P3"><text:a xlink:type="simple" xlink:href="mailto:eben.howard@gmail.com"><text:span text:style-name="T2">eben.howard@gmail.com</text:span></text:a></text:p>
      <text:p text:style-name="P7"/>
      <text:p text:style-name="P7"/>
      <text:p text:style-name="P7"/>
      <text:list xml:id="list43326124" text:style-name="L1">
        <text:list-item>
          <text:p text:style-name="P9">Introduction</text:p>
          <text:list>
            <text:list-item>
              <text:p text:style-name="P9">Intended Use</text:p>
            </text:list-item>
            <text:list-item>
              <text:p text:style-name="P9">Design Theory</text:p>
              <text:list>
                <text:list-item>
                  <text:p text:style-name="P9">Data Blocks as Classes</text:p>
                  <text:list>
                    <text:list-item>
                      <text:p text:style-name="P9">Dynamic Creation</text:p>
                    </text:list-item>
                    <text:list-item>
                      <text:p text:style-name="P9">Subclassing</text:p>
                    </text:list-item>
                    <text:list-item>
                      <text:p text:style-name="P9">Interfaces</text:p>
                    </text:list-item>
                    <text:list-item>
                      <text:p text:style-name="P9">Optional Parameters</text:p>
                    </text:list-item>
                  </text:list>
                </text:list-item>
                <text:list-item>
                  <text:p text:style-name="P9">Modability</text:p>
                </text:list-item>
                <text:list-item>
                  <text:p text:style-name="P9">Hard Coded vs. Dynamic</text:p>
                </text:list-item>
              </text:list>
            </text:list-item>
          </text:list>
        </text:list-item>
        <text:list-item>
          <text:p text:style-name="P9">Data Types</text:p>
          <text:list>
            <text:list-item>
              <text:p text:style-name="P9">Classes</text:p>
              <text:list>
                <text:list-item>
                  <text:p text:style-name="P9">Physical Object</text:p>
                  <text:list>
                    <text:list-item>
                      <text:p text:style-name="P9">Terrain</text:p>
                    </text:list-item>
                  </text:list>
                </text:list-item>
                <text:list-item>
                  <text:p text:style-name="P9"/>
                </text:list-item>
              </text:list>
            </text:list-item>
            <text:list-item>
              <text:p text:style-name="P9">Interfaces</text:p>
            </text:list-item>
            <text:list-item>
              <text:p text:style-name="P9">Skills</text:p>
            </text:list-item>
            <text:list-item>
              <text:p text:style-name="P9">Attributes</text:p>
            </text:list-item>
            <text:list-item>
              <text:p text:style-name="P9">Actions</text:p>
            </text:list-item>
          </text:list>
        </text:list-item>
        <text:list-item>
          <text:p text:style-name="P9">File Structure</text:p>
          <text:list>
            <text:list-item>
              <text:p text:style-name="P9">Character Encoding</text:p>
            </text:list-item>
            <text:list-item>
              <text:p text:style-name="P9">File Name</text:p>
            </text:list-item>
            <text:list-item>
              <text:p text:style-name="P9">Directory Structure</text:p>
            </text:list-item>
          </text:list>
        </text:list-item>
        <text:list-item>
          <text:p text:style-name="P9">Formal Syntax Specification</text:p>
          <text:list>
            <text:list-item>
              <text:p text:style-name="P9">Character Sets</text:p>
              <text:list>
                <text:list-item>
                  <text:p text:style-name="P9">Reserved Characters</text:p>
                </text:list-item>
                <text:list-item>
                  <text:p text:style-name="P9">Non-Reserved Characters</text:p>
                </text:list-item>
              </text:list>
            </text:list-item>
            <text:list-item>
              <text:p text:style-name="P9">Keywords</text:p>
              <text:list>
                <text:list-item>
                  <text:p text:style-name="P9">Positional Dependency</text:p>
                </text:list-item>
                <text:list-item>
                  <text:p text:style-name="P9">List by Data Type</text:p>
                </text:list-item>
              </text:list>
            </text:list-item>
            <text:list-item>
              <text:p text:style-name="P9">General Data Entry Format</text:p>
            </text:list-item>
            <text:list-item>
              <text:p text:style-name="P9">Keyword Specific Format</text:p>
            </text:list-item>
          </text:list>
        </text:list-item>
        <text:list-item>
          <text:p text:style-name="P9">Appendix</text:p>
        </text:list-item>
      </text:list>
      <text:p text:style-name="P8"/>
      <text:p text:style-name="P8"/>
      <text:p text:style-name="P10">I. Introduction</text:p>
      <text:p text:style-name="P7"/>
      <text:p text:style-name="P7"/>
      <text:p text:style-name="P8">A. Intended Use</text:p>
      <text:p text:style-name="P8"><text:tab/>This formal specification is provided to explain the construction of correct data files for Epigon. This includes both a plain English description and a formal specification in Extended Backus-Naur Form (EBNF).</text:p>
      <text:p text:style-name="P8"><text:tab/>The plain English description is meant to be a good way to get an understanding of the workings of the data organization. For most uses, this description should be adequate but due to the nature of natural language there will be some inherent ambiguity in such a description.</text:p>
      <text:p text:style-name="P8"><text:tab/>In order to remove ambiguity, the EBNF description of the data file construction is provided. While this description is precise for the layout of the files, the manner of connection between classes and interfaces can not be expressed in EBNF. For those connections, the plain English description must suffice.</text:p>
      <text:p text:style-name="P8"/>
      <text:p text:style-name="P8"/>
      <text:p text:style-name="P10">II. Data Types</text:p>
      <text:p text:style-name="P7"/>
      <text:p text:style-name="P7"/>
      <text:p text:style-name="P8">A. Character Sets</text:p>
      <text:p text:style-name="P11"/>
      <text:p text:style-name="P8"/>
      <text:p text:style-name="P8"/>
      <text:p text:style-name="P10">IV. Formal Specification Syntax</text:p>
      <text:p text:style-name="P7"/>
      <text:p text:style-name="P7"/>
      <text:p text:style-name="P8">A. Intended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03T13:11:28.51</meta:creation-date>
    <meta:generator>LibreOffice/3.4$Win32 LibreOffice_project/340m1$Build-302</meta:generator>
    <dc:date>2011-09-21T23:56:09.04</dc:date>
    <meta:editing-duration>PT1H28M49S</meta:editing-duration>
    <meta:editing-cycles>8</meta:editing-cycles>
    <meta:document-statistic meta:table-count="0" meta:image-count="0" meta:object-count="0" meta:page-count="4" meta:paragraph-count="46" meta:word-count="254" meta:character-count="1588" meta:non-whitespace-character-count="1377"/>
  </office:meta>
</office:document-meta>
</file>